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52cm"/>
    </style:style>
    <style:style style:name="gr5" style:family="graphic" style:parent-style-name="standard">
      <style:graphic-properties draw:stroke="none" svg:stroke-color="#000000" draw:fill="none" draw:fill-color="#ffffff" fo:min-height="0.739cm"/>
    </style:style>
    <style:style style:name="gr6" style:family="graphic" style:parent-style-name="standard">
      <style:graphic-properties draw:stroke="none" svg:stroke-color="#000000" draw:fill="none" draw:fill-color="#ffffff" fo:min-height="0.251cm"/>
    </style:style>
    <style:style style:name="gr7" style:family="graphic" style:parent-style-name="standard">
      <style:graphic-properties draw:stroke="none" svg:stroke-color="#000000" draw:fill="none" draw:fill-color="#ffffff" fo:min-height="0.249cm"/>
    </style:style>
    <style:style style:name="gr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1.037cm" fo:min-width="5.096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gr10" style:family="graphic" style:parent-style-name="standard">
      <style:graphic-properties draw:stroke="none" svg:stroke-color="#000000" draw:fill="none" draw:fill-color="#ffffff" fo:min-height="0.1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342cm" svg:y="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2.5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4.2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6.4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67cm" svg:height="0.467cm" svg:x="9.296cm" svg:y="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76cm" svg:y1="2.109cm" svg:x2="2.995cm" svg:y2="3.156cm" draw:start-shape="id1" draw:start-glue-point="8" draw:end-shape="id2" draw:end-glue-point="11" svg:d="M6576 2109l-3581 1047" svg:viewBox="0 0 3582 1048">
          <text:p/>
        </draw:connector>
        <draw:connector draw:style-name="gr3" draw:text-style-name="P1" draw:layer="layout" draw:type="line" svg:x1="6.576cm" svg:y1="2.109cm" svg:x2="4.695cm" svg:y2="3.156cm" draw:start-shape="id1" draw:start-glue-point="8" draw:end-shape="id3" draw:end-glue-point="11" svg:d="M6576 2109l-1881 1047" svg:viewBox="0 0 1882 1048">
          <text:p/>
        </draw:connector>
        <draw:connector draw:style-name="gr3" draw:text-style-name="P1" draw:layer="layout" draw:type="line" svg:x1="6.575cm" svg:y1="2.109cm" svg:x2="6.73cm" svg:y2="3.088cm" draw:start-shape="id1" draw:start-glue-point="2" draw:end-shape="id4" draw:end-glue-point="4" svg:d="M6575 2109l155 979" svg:viewBox="0 0 156 980">
          <text:p/>
        </draw:connector>
        <draw:connector draw:style-name="gr3" draw:text-style-name="P1" draw:layer="layout" draw:type="line" svg:x1="6.576cm" svg:y1="2.109cm" svg:x2="9.529cm" svg:y2="3.088cm" draw:start-shape="id1" draw:start-glue-point="8" draw:end-shape="id5" svg:d="M6576 2109l2953 979" svg:viewBox="0 0 2954 980">
          <text:p/>
        </draw:connector>
        <draw:frame draw:style-name="gr4" draw:text-style-name="P2" draw:layer="layout" svg:width="3.878cm" svg:height="0.602cm" svg:x="6.968cm" svg:y="1.517cm">
          <draw:text-box>
            <text:p><text:span text:style-name="T1">ou=Guilty Kiss</text:span></text:p>
          </draw:text-box>
        </draw:frame>
        <draw:frame draw:style-name="gr5" draw:text-style-name="P3" draw:layer="layout" svg:width="4.239cm" svg:height="0.989cm" svg:x="8.361cm" svg:y="3.449cm">
          <draw:text-box>
            <text:p><text:span text:style-name="T2">mail=</text:span></text:p>
            <text:p><text:span text:style-name="T2">guilty_kiss@uranohoshi.example</text:span></text:p>
          </draw:text-box>
        </draw:frame>
        <draw:frame draw:style-name="gr6" draw:text-style-name="P3" draw:layer="layout" svg:width="2.003cm" svg:height="0.501cm" svg:x="6.208cm" svg:y="3.559cm">
          <draw:text-box>
            <text:p><text:span text:style-name="T2">cn=</text:span><text:span text:style-name="T2">小原鞠莉</text:span></text:p>
          </draw:text-box>
        </draw:frame>
        <draw:frame draw:style-name="gr6" draw:text-style-name="P3" draw:layer="layout" svg:width="2.003cm" svg:height="0.501cm" svg:x="4.122cm" svg:y="3.63cm">
          <draw:text-box>
            <text:p><text:span text:style-name="T2">cn=</text:span><text:span text:style-name="T2">桜内梨子</text:span></text:p>
          </draw:text-box>
        </draw:frame>
        <draw:frame draw:style-name="gr7" draw:text-style-name="P3" draw:layer="layout" svg:width="2.344cm" svg:height="0.499cm" svg:x="2.025cm" svg:y="3.652cm">
          <draw:text-box>
            <text:p><text:span text:style-name="T2">cn=</text:span><text:span text:style-name="T2">津島ヨハネ</text:span></text:p>
          </draw:text-box>
        </draw:frame>
        <draw:custom-shape draw:style-name="gr8" draw:text-style-name="P1" draw:layer="layout" svg:width="5.792cm" svg:height="1.483cm" draw:transform="skewX (-0.032637657012294) translate (2.118cm 2.7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6.599cm" svg:height="0.743cm" svg:x="2.023cm" svg:y="4.231cm">
          <draw:text-box>
            <text:p><text:span text:style-name="T2">mail</text:span><text:span text:style-name="T2">属性を持っていれば、グループのメールアドレスと</text:span></text:p>
            <text:p><text:span text:style-name="T2">個人のメールアドレスで串刺し検索ができる</text:span></text:p>
          </draw:text-box>
        </draw:frame>
        <draw:frame draw:style-name="gr10" draw:text-style-name="P3" draw:layer="layout" svg:width="3.401cm" svg:height="0.497cm" svg:x="3.202cm" svg:y="1.614cm">
          <draw:text-box>
            <text:p><text:span text:style-name="T2">mail</text:span><text:span text:style-name="T2">属性の探索の起点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09:56:58.188000000</dc:date>
    <meta:editing-duration>PT7H43M53S</meta:editing-duration>
    <meta:editing-cycles>2</meta:editing-cycles>
    <meta:generator>LibreOffice/5.4.4.2$Windows_X86_64 LibreOffice_project/2524958677847fb3bb44820e40380acbe820f960</meta:generator>
    <meta:document-statistic meta:object-count="17"/>
  </office:meta>
</office:document-meta>
</file>